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1549FAB506E.png" manifest:media-type="image/png"/>
  <manifest:file-entry manifest:full-path="Pictures/10000000000002940000015B5789793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081cm" svg:stroke-color="#ff0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4.949cm" svg:height="7.068cm" svg:x="0.916cm" svg:y="2.101cm">
          <draw:image xlink:href="Pictures/10000000000004B0000001549FAB506E.png" xlink:type="simple" xlink:show="embed" xlink:actuate="onLoad" draw:mime-type="image/png">
            <text:p/>
          </draw:image>
        </draw:frame>
        <draw:frame draw:style-name="gr1" draw:text-style-name="P1" draw:layer="layout" svg:width="13.795cm" svg:height="7.252cm" svg:x="6.915cm" svg:y="5.431cm">
          <draw:image xlink:href="Pictures/10000000000002940000015B5789793F.png" xlink:type="simple" xlink:show="embed" xlink:actuate="onLoad" draw:mime-type="image/png">
            <text:p/>
          </draw:image>
        </draw:frame>
        <draw:line draw:style-name="gr2" draw:text-style-name="P2" draw:layer="layout" svg:x1="3.786cm" svg:y1="8.257cm" svg:x2="6.915cm" svg:y2="8.257cm">
          <text:p/>
        </draw:lin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6-21T16:58:31.217000000</meta:creation-date>
    <dc:date>2025-06-21T17:04:41.799000000</dc:date>
    <meta:editing-duration>PT6M11S</meta:editing-duration>
    <meta:editing-cycles>1</meta:editing-cycles>
    <meta:document-statistic meta:object-count="26"/>
    <meta:generator>LibreOffice/24.8.7.2$Windows_X86_64 LibreOffice_project/e07d0a63a46349d29051da79b1fde8160bab2a89</meta:generator>
  </office:meta>
</office:document-meta>
</file>